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</style:style>
    <style:style style:name="P33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4" style:family="paragraph" style:parent-style-name="Heading_20_1" style:list-style-name="WWNum4"/>
    <style:style style:name="P35" style:family="paragraph" style:parent-style-name="Heading_20_1" style:list-style-name="WWNum4">
      <style:paragraph-properties fo:break-before="auto" fo:break-after="auto"/>
    </style:style>
    <style:style style:name="P3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font-style="italic" fo:font-weight="bold" style:font-style-asian="italic" style:font-weight-asian="bold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aczyuw2yex2w"/><text:span text:style-name="T1">Aplicaciones Ofimáticas (Office Applications)</text:span><text:span text:style-name="T2"><text:line-break/></text:span><text:span text:style-name="T3">UD 12. Actividades evaluables 02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/text:p>
      <text:p text:style-name="P4"><text:span text:style-name="T5">Actualizado Mayo 2023</text:span><draw:frame draw:style-name="fr3" draw:name="image1.png" text:anchor-type="char" svg:x="3.156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8">1. Fecha límite de entrega<text:tab/>3</text:span></text:a></text:p>
          <text:p text:style-name="P14"><text:a xlink:type="simple" xlink:href="#_9maybllx2a09" text:style-name="Index_20_Link" text:visited-style-name="Index_20_Link"><text:span text:style-name="T18">2. Observaciones previas a la realización de tareas evaluables<text:tab/>3</text:span></text:a></text:p>
          <text:p text:style-name="P14"><text:a xlink:type="simple" xlink:href="#_8liwcfhxl8ub" text:style-name="Index_20_Link" text:visited-style-name="Index_20_Link"><text:span text:style-name="T18">3. Actividad 01<text:tab/>3</text:span></text:a></text:p>
          <text:p text:style-name="P14"><text:a xlink:type="simple" xlink:href="#_5r2m49jjc9dk" text:style-name="Index_20_Link" text:visited-style-name="Index_20_Link"><text:span text:style-name="T18">4. Actividad 02<text:tab/>3</text:span></text:a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9"><text:span text:style-name="T15">UD12. Actividades evaluables 02</text:span></text:p>
      <text:list xml:id="list408597850" text:style-name="WWNum4">
        <text:list-item>
          <text:p text:style-name="P35"><text:bookmark text:name="_dbh0n1vac4c8"/>Fecha límite de entrega</text:p>
        </text:list-item>
      </text:list>
      <text:p text:style-name="Standard"><text:span text:style-name="T10">Fecha límite de entrega: </text:span><text:span text:style-name="T20">Miércoles 3 de mayo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52805092794434" text:continue-numbering="true" text:style-name="WWNum4">
        <text:list-item>
          <text:p text:style-name="P35"><text:bookmark text:name="_9maybllx2a09"/>Observaciones previas a la realización de tareas evaluables</text:p>
        </text:list-item>
      </text:list>
      <text:list xml:id="list1584125155" text:style-name="WWNum1">
        <text:list-item>
          <text:p text:style-name="P24"><text:soft-page-break/>Este entregable deberá enseñarse al profesor en el plazo pedido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52805114108789" text:continue-list="list52805092794434" text:style-name="WWNum4">
        <text:list-item>
          <text:p text:style-name="P34"><text:bookmark text:name="_8liwcfhxl8ub"/>Actividad 01</text:p>
        </text:list-item>
      </text:list>
      <text:p text:style-name="Standard">Siguiendo lo aprendido de Docker y siguiendo este tutorial: <text:a xlink:type="simple" xlink:href="https://labarta.es/como-instalar-glpi-usando-docker-compose/" text:style-name="ListLabel_20_37" text:visited-style-name="ListLabel_20_37"><text:span text:style-name="T21">https://labarta.es/como-instalar-glpi-usando-docker-compose/</text:span></text:a> (también disponible en Aules tutorial + fichero “docker-compose.yml”) pon en marcha y configura la herramienta GLPI, ya que la usaremos más adelante. Más información sobre esta herramienta en <text:a xlink:type="simple" xlink:href="https://glpi-project.org/es/" text:style-name="ListLabel_20_37" text:visited-style-name="ListLabel_20_37"><text:span text:style-name="T21">https://glpi-project.org/es/</text:span></text:a></text:p>
      <text:p text:style-name="Standard">Una vez instalado GLPI, logeate como administrador de GLPI (el usuario “glpi” con contraseña “glpi”). Tras ello, realiza las siguientes acciones:</text:p>
      <text:p text:style-name="Standard"><text:span text:style-name="T10">1) </text:span>Da de alta a los siguientes usuarios:</text:p>
      <text:list xml:id="list2773157987" text:style-name="WWNum5">
        <text:list-item>
          <text:p text:style-name="P25">Usuarios “Alumno01” y “Alumno 02”. Estos usuarios no deben tener permisos especiales.</text:p>
        </text:list-item>
        <text:list-item>
          <text:p text:style-name="P28">Un usuario nombre “admin” con permisos de administrador.</text:p>
        </text:list-item>
      </text:list>
      <text:p text:style-name="P32"><text:span text:style-name="T10">2)</text:span> Crea los siguientes activos:</text:p>
      <text:list xml:id="list3975493478" text:style-name="WWNum2">
        <text:list-item>
          <text:p text:style-name="P26">Activo Ordenadores “PC01”, “PC02”, “PC03” y “PC04”.</text:p>
        </text:list-item>
        <text:list-item>
          <text:p text:style-name="P29">Indica que el usuario responsable de “PC01” y “PC02” es “Alumno01” y que el usuario responsable de “PC03” y “PC04” es “Alumno02”.</text:p>
        </text:list-item>
      </text:list>
      <text:p text:style-name="P32"><text:span text:style-name="T10">3)</text:span> Una vez creado esto, prepara y responde incidencias (tickets) con las siguientes acciones:</text:p>
      <text:list xml:id="list1959085057" text:style-name="WWNum3">
        <text:list-item>
          <text:p text:style-name="P27">Logeate con usuario “Alumno01” y crea una incidencia(ticket) sobre “PC01”. Tras ello, logeate con “Alumno02” y crea una incidencia(ticket) sobre “PC04”. </text:p>
          <text:list>
            <text:list-item>
              <text:p text:style-name="P33"><text:span text:style-name="T20">Las dos incidencias deben ser distintas y reales (basadas en vuestro conocimiento).</text:span></text:p>
            </text:list-item>
          </text:list>
        </text:list-item>
        <text:list-item>
          <text:p text:style-name="P30">Logeate con el usuario “admin” creado y responde a ambas incidencias. <text:span text:style-name="T20">La respuesta debe ser realizada de forma realista.</text:span></text:p>
        </text:list-item>
      </text:list>
      <text:p text:style-name="Standard">Finalizado este proceso, enséñale al profesorado.</text:p>
      <text:p text:style-name="P11"><text:span text:style-name="T9"><text:s/>📕 </text:span><text:span text:style-name="T10">A entregar: </text:span>enseñar al profesorado GLPI con los elementos solicitados.</text:p>
      <text:list xml:id="list52806576578845" text:continue-list="list52805114108789" text:style-name="WWNum4">
        <text:list-item>
          <text:p text:style-name="P34"><text:bookmark text:name="_5r2m49jjc9dk"/>Actividad 02</text:p>
        </text:list-item>
      </text:list>
      <text:p text:style-name="Standard">Repite los pasos de la actividad 02, pero esta vez en vez de usar GLPI, usaremos el software OsTicket. Para instalarlo, debes utilizar el fichero “<text:span text:style-name="T23">docker-compose.yml</text:span>” proporcionado en Aules.</text:p>
      <text:p text:style-name="Standard">Una vez instalado, Docker Compose ha mapeado el puerto 80 de esta aplicación al puerto 8300, así que la URL para acceder al panel de control es <text:a xlink:type="simple" xlink:href="http://localhost:8300/scp/login.php" text:style-name="ListLabel_20_37" text:visited-style-name="ListLabel_20_37"><text:span text:style-name="T21">http://localhost:8300/scp/login.php</text:span></text:a> </text:p>
      <text:p text:style-name="Standard">Una vez instalado OTicker, logeate como administrador de GLPI (el usuario “ostadmin” con contraseña “Password123”). Tras ello, realiza las siguientes acciones:</text:p>
      <text:p text:style-name="Standard"><text:span text:style-name="T10">1) </text:span>Da de alta a los siguientes usuarios:</text:p>
      <text:list xml:id="list52805444594163" text:continue-list="list2773157987" text:style-name="WWNum5">
        <text:list-item>
          <text:p text:style-name="P25">Usuarios “Alumno01” y “Alumno 02”. Estos usuarios no deben tener permisos especiales.</text:p>
        </text:list-item>
        <text:list-item>
          <text:p text:style-name="P28">Un usuario nombre “admin” con permisos de administrador.</text:p>
        </text:list-item>
      </text:list>
      <text:p text:style-name="Standard"><text:span text:style-name="T10">2)</text:span> Una vez creado esto, prepara y responde incidencias (tickets) con las siguientes acciones:</text:p>
      <text:list xml:id="list52805055317539" text:continue-list="list1959085057" text:style-name="WWNum3">
        <text:list-item>
          <text:p text:style-name="P27">Para loguearse como usuario normal, utilizaremos la URL <text:a xlink:type="simple" xlink:href="http://localhost:8300/" text:style-name="ListLabel_20_37" text:visited-style-name="ListLabel_20_37"><text:span text:style-name="T21">http://localhost:8300/</text:span></text:a></text:p>
        </text:list-item>
        <text:list-item>
          <text:p text:style-name="P31"><text:soft-page-break/>Logeate con usuario “Alumno01” y crea una incidencia(ticket). Tras ello, logeate con “Alumno02” y crea una incidencia(ticket). </text:p>
          <text:list>
            <text:list-item>
              <text:p text:style-name="P33"><text:span text:style-name="T20">Las dos incidencias deben ser distintas entre sí y también distintas a las de la actividad anterior. Asimismo, deben ser reales (basadas en vuestro conocimiento).</text:span></text:p>
            </text:list-item>
          </text:list>
        </text:list-item>
        <text:list-item>
          <text:p text:style-name="P30">Logeate con el usuario “admin” creado y responde a ambas incidencias. <text:span text:style-name="T20">La respuesta debe ser realizada de forma realista.</text:span></text:p>
        </text:list-item>
      </text:list>
      <text:p text:style-name="Standard">Finalizado este proceso, enséñale al profesorado.</text:p>
      <text:p text:style-name="P11"><text:span text:style-name="T9"><text:s/>📕 </text:span><text:span text:style-name="T10">A entregar: </text:span>enseñar al profesorado OsTicket con los elementos solici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2. Actividades evaluables 02</text:span></text:p>
      </style:header>
      <style:footer>
        <text:p text:style-name="MP4"><text:span text:style-name="MT1">Aplicaciones Ofimáticas (Office Applications)<text:tab/><text:tab/>UD12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7" meta:word-count="657" meta:character-count="4322" meta:non-whitespace-character-count="3724"/>
    <meta:generator>LibreOfficeDev/6.0.5.2$Linux_X86_64 LibreOffice_project/</meta:generator>
  </office:meta>
</office:document-meta>
</file>